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ato" svg:font-family="Lato, 'Helvetica Neue', Helvetica, Arial, sans-serif"/>
    <style:font-face style:name="Lohit Devanagari1" svg:font-family="'Lohit Devanagari'"/>
    <style:font-face style:name="Time" svg:font-family="Time"/>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ce4f" officeooo:paragraph-rsid="001cce4f"/>
    </style:style>
    <style:style style:name="P2" style:family="paragraph" style:parent-style-name="Standard">
      <style:text-properties style:font-name="Time" fo:font-size="12pt" officeooo:paragraph-rsid="001cce4f" style:font-size-asian="12pt" style:font-size-complex="12pt"/>
    </style:style>
    <style:style style:name="P3" style:family="paragraph" style:parent-style-name="Standard">
      <style:text-properties style:font-name="Time" fo:font-size="12pt" officeooo:rsid="001cce4f" officeooo:paragraph-rsid="001cce4f" style:font-size-asian="12pt" style:font-size-complex="12pt"/>
    </style:style>
    <style:style style:name="P4" style:family="paragraph" style:parent-style-name="Standard">
      <style:text-properties fo:font-variant="normal" fo:text-transform="none" fo:color="#333333" style:font-name="Time" fo:font-size="12pt" fo:letter-spacing="normal" fo:font-style="normal" fo:font-weight="normal" officeooo:rsid="0006bbe5" officeooo:paragraph-rsid="001cce4f" style:font-size-asian="12pt" style:font-size-complex="12pt"/>
    </style:style>
    <style:style style:name="P5" style:family="paragraph" style:parent-style-name="Standard">
      <style:text-properties style:font-name="Time" fo:font-size="12pt" officeooo:rsid="001cce4f" officeooo:paragraph-rsid="001cce4f" style:font-size-asian="12pt" style:font-size-complex="12pt"/>
    </style:style>
    <style:style style:name="P6" style:family="paragraph" style:parent-style-name="Standard">
      <style:text-properties style:font-name="Time" fo:font-size="12pt" officeooo:rsid="001dc9b4" officeooo:paragraph-rsid="001dc9b4" style:font-size-asian="12pt" style:font-size-complex="12pt"/>
    </style:style>
    <style:style style:name="P7" style:family="paragraph" style:parent-style-name="Standard">
      <style:text-properties style:font-name="Time" fo:font-size="12pt" officeooo:rsid="00204f38" officeooo:paragraph-rsid="00204f38" style:font-size-asian="12pt" style:font-size-complex="12pt"/>
    </style:style>
    <style:style style:name="P8" style:family="paragraph" style:parent-style-name="Standard">
      <style:text-properties style:font-name="Time" fo:font-size="12pt" officeooo:rsid="0021e489" officeooo:paragraph-rsid="0021e489" style:font-size-asian="12pt" style:font-size-complex="12pt"/>
    </style:style>
    <style:style style:name="T1" style:family="text">
      <style:text-properties officeooo:rsid="001cce4f"/>
    </style:style>
    <style:style style:name="T2" style:family="text">
      <style:text-properties fo:font-variant="normal" fo:text-transform="none" fo:color="#2f2f2f" fo:letter-spacing="normal" fo:font-style="normal" fo:font-weight="normal"/>
    </style:style>
    <style:style style:name="T3" style:family="text">
      <style:text-properties fo:font-variant="normal" fo:text-transform="none" fo:color="#2f2f2f" fo:letter-spacing="normal" fo:font-style="normal" fo:font-weight="normal" officeooo:rsid="001cce4f"/>
    </style:style>
    <style:style style:name="T4" style:family="text">
      <style:text-properties fo:font-variant="normal" fo:text-transform="none" fo:color="#333333" fo:letter-spacing="normal" fo:font-style="normal" fo:font-weight="normal" officeooo:rsid="0006bbe5"/>
    </style:style>
    <style:style style:name="T5" style:family="text">
      <style:text-properties style:font-name="Time" fo:font-size="12pt" style:font-size-asian="12pt" style:font-size-complex="12pt"/>
    </style:style>
    <style:style style:name="T6" style:family="text">
      <style:text-properties officeooo:rsid="00204f3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Alpaca API: </text:span><text:span text:style-name="T2">AK25JU7BK7NOMXEQJYA8</text:span></text:p>
      <text:p text:style-name="P2"><text:span text:style-name="T3">Secret Key: </text:span><text:span text:style-name="T2">kFqQZIPmn8EniOiJhgk2Yckp3lf6v8r4spn0a8Q9</text:span></text:p>
      <text:p text:style-name="P3"/>
      <text:p text:style-name="P1"><text:a xlink:type="simple" xlink:href="https://app.alpaca.markets/brokerage/dashboard/overview" text:style-name="Internet_20_link" text:visited-style-name="Visited_20_Internet_20_Link"><text:span text:style-name="T5">https://app.alpaca.markets/brokerage/dashboard/overview</text:span></text:a></text:p>
      <text:p text:style-name="P3"/>
      <text:p text:style-name="P3">Alpha Vantage:<text:span text:style-name="T4">OZHBQ2Q48QC0NFRZ</text:span></text:p>
      <text:p text:style-name="P4"/>
      <text:p text:style-name="P3"><text:a xlink:type="simple" xlink:href="https://www.alphavantage.co/documentation/" text:style-name="Internet_20_link" text:visited-style-name="Visited_20_Internet_20_Link">https://www.alphavantage.co/documentation/</text:a></text:p>
      <text:p text:style-name="P3"/>
      <text:p text:style-name="P3"/>
      <text:p text:style-name="P3"/>
      <text:p text:style-name="P3"/>
      <text:p text:style-name="P3"/>
      <text:p text:style-name="P3"/>
      <text:p text:style-name="P6">RSI – Relative Strength Index</text:p>
      <text:p text:style-name="P6"/>
      <text:p text:style-name="P6">0-100 indicator of overbought or oversold. Oversold indicates positive backlash. BUY. Overbought results in negative backlash SELL</text:p>
      <text:p text:style-name="P6">Often accurate?</text:p>
      <text:p text:style-name="P6"/>
      <text:p text:style-name="P6">MACD - Moving Average Convergence Divergence</text:p>
      <text:p text:style-name="P6"/>
      <text:p text:style-name="P7">Exponential moving average – Same but more weight for recent points</text:p>
      <text:p text:style-name="P6">Two Moving averages, <text:span text:style-name="T6">signal line?</text:span></text:p>
      <text:p text:style-name="P6"/>
      <text:p text:style-name="P8">Bollinger Band</text:p>
      <text:p text:style-name="P8"/>
      <text:p text:style-name="P8">Uses Moving Average and the StDev. Times of smaller deviation means periods of higher deviation are to follow. When it hits the StDev it is more likely to rebound and go back into range. </text:p>
      <text:p text:style-name="P8"/>
      <text:p text:style-name="P8">Super Trend Indicator</text:p>
      <text:p text:style-name="P8"/>
      <text:p text:style-name="P8">Trend Direction: enter market after pullback. </text:p>
      <text:p text:style-name="P8"/>
      <text:p text:style-name="P8">Confluence</text:p>
      <text:p text:style-name="P8"/>
      <text:p text:style-name="P8">Multiple indicators to make a trade. For example using MACD and RSI in tandem. </text:p>
      <text:p text:style-name="P8"/>
      <text:p text:style-name="P8"/>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ato" svg:font-family="Lato, 'Helvetica Neue', Helvetica, Arial, sans-serif"/>
    <style:font-face style:name="Lohit Devanagari1" svg:font-family="'Lohit Devanagari'"/>
    <style:font-face style:name="Time" svg:font-family="Time"/>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4T11:27:33.796753626</meta:creation-date>
    <meta:generator>LibreOffice/6.4.7.2$Linux_X86_64 LibreOffice_project/40$Build-2</meta:generator>
    <dc:date>2021-06-18T13:46:51.677893998</dc:date>
    <meta:editing-duration>PT13M51S</meta:editing-duration>
    <meta:editing-cycles>3</meta:editing-cycles>
    <meta:document-statistic meta:table-count="0" meta:image-count="0" meta:object-count="0" meta:page-count="1" meta:paragraph-count="17" meta:word-count="114" meta:character-count="886" meta:non-whitespace-character-count="784"/>
  </office:meta>
</office:document-meta>
</file>